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fo:line-height="150%"/>
      <style:text-properties fo:font-size="14pt" officeooo:rsid="0042820b" officeooo:paragraph-rsid="0046b883" style:font-size-asian="14pt" style:font-size-complex="14pt"/>
    </style:style>
    <style:style style:name="P2" style:family="paragraph" style:parent-style-name="Text_20_body">
      <style:paragraph-properties fo:margin-top="0cm" fo:margin-bottom="0.499cm" style:contextual-spacing="false" fo:line-height="150%"/>
      <style:text-properties fo:font-size="14pt" officeooo:rsid="0042820b" style:font-size-asian="14pt" style:font-size-complex="14pt"/>
    </style:style>
    <style:style style:name="P3" style:family="paragraph" style:parent-style-name="Text_20_body" style:list-style-name="L1">
      <style:paragraph-properties fo:margin-top="0cm" fo:margin-bottom="0.101cm" style:contextual-spacing="false" fo:line-height="150%"/>
      <style:text-properties fo:font-size="14pt" officeooo:rsid="0042820b" style:font-size-asian="14pt" style:font-size-complex="14pt"/>
    </style:style>
    <style:style style:name="P4" style:family="paragraph" style:parent-style-name="Text_20_body" style:list-style-name="L1">
      <style:paragraph-properties fo:margin-top="0cm" fo:margin-bottom="0.131cm" style:contextual-spacing="false" fo:line-height="150%"/>
      <style:text-properties fo:font-size="14pt" officeooo:rsid="0042820b" style:font-size-asian="14pt" style:font-size-complex="14pt"/>
    </style:style>
    <style:style style:name="P5" style:family="paragraph" style:parent-style-name="Text_20_body" style:list-style-name="L2">
      <style:paragraph-properties fo:margin-top="0cm" fo:margin-bottom="0.101cm" style:contextual-spacing="false" fo:line-height="150%"/>
      <style:text-properties fo:font-size="14pt" officeooo:rsid="0042820b" style:font-size-asian="14pt" style:font-size-complex="14pt"/>
    </style:style>
    <style:style style:name="P6" style:family="paragraph" style:parent-style-name="Text_20_body" style:list-style-name="L2">
      <style:paragraph-properties fo:margin-top="0cm" fo:margin-bottom="0.25cm" style:contextual-spacing="false" fo:line-height="150%"/>
      <style:text-properties fo:font-size="14pt" officeooo:rsid="0042820b" style:font-size-asian="14pt" style:font-size-complex="14pt"/>
    </style:style>
    <style:style style:name="P7" style:family="paragraph" style:parent-style-name="Text_20_body">
      <style:paragraph-properties fo:margin-top="0cm" fo:margin-bottom="0.499cm" style:contextual-spacing="false" fo:line-height="150%"/>
      <style:text-properties fo:font-size="14pt" officeooo:rsid="0042820b" officeooo:paragraph-rsid="005491dd" style:font-size-asian="14pt" style:font-size-complex="14pt"/>
    </style:style>
    <style:style style:name="P8" style:family="paragraph" style:parent-style-name="Text_20_body" style:master-page-name="">
      <loext:graphic-properties draw:fill="none"/>
      <style:paragraph-properties fo:margin-left="2cm" fo:margin-right="0cm" fo:margin-top="0cm" fo:margin-bottom="0.499cm" style:contextual-spacing="false" fo:line-height="150%" fo:text-indent="-1cm" style:auto-text-indent="false" style:page-number="auto" fo:background-color="transparent"/>
      <style:text-properties fo:font-variant="normal" fo:text-transform="none" fo:color="#000000" loext:opacity="100%" style:font-name="Liberation Serif" fo:font-size="14pt" fo:letter-spacing="normal" fo:font-weight="bold" officeooo:rsid="0042820b" officeooo:paragraph-rsid="005491dd" style:font-size-asian="14pt" style:font-weight-asian="bold" style:font-size-complex="14pt" style:font-weight-complex="bold"/>
    </style:style>
    <style:style style:name="P9" style:family="paragraph" style:parent-style-name="Text_20_body">
      <style:paragraph-properties fo:margin-top="0cm" fo:margin-bottom="0.499cm" style:contextual-spacing="false" fo:line-height="150%"/>
      <style:text-properties fo:font-size="14pt" officeooo:rsid="0054a13d" officeooo:paragraph-rsid="0054a13d" style:font-size-asian="14pt" style:font-size-complex="14pt"/>
    </style:style>
    <style:style style:name="T1" style:family="text">
      <style:text-properties officeooo:rsid="0054212f"/>
    </style:style>
    <style:style style:name="T2" style:family="text">
      <style:text-properties fo:text-transform="uppercase"/>
    </style:style>
    <style:style style:name="T3" style:family="text">
      <style:text-properties officeooo:rsid="005491dd"/>
    </style:style>
    <style:style style:name="T4" style:family="text">
      <style:text-properties fo:font-style="normal"/>
    </style:style>
    <style:style style:name="T5" style:family="text">
      <style:text-properties officeooo:rsid="0054c30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text:span text:style-name="T1">Matt 1:23</text:span>) / <text:span text:style-name="Strong_20_Emphasis">Opening prayer</text:span> (John A)</text:p>
      <text:p text:style-name="P2"><text:span text:style-name="Strong_20_Emphasis">Praise</text:span>: <text:span text:style-name="Emphasis">Glorious Things of You are Spoken (Rej! 295)</text:span></text:p>
      <text:p text:style-name="P2"><text:span text:style-name="Strong_20_Emphasis">Bible Reading</text:span>: Ezekiel 15 (Pam W)</text:p>
      <text:p text:style-name="P2"><text:span text:style-name="Strong_20_Emphasis">Announcements</text:span> (JA)</text:p>
      <text:p text:style-name="P2"><text:span text:style-name="Strong_20_Emphasis">Praise</text:span>: <text:span text:style-name="Emphasis">Facing a Task Unfinished (Getty version)</text:span></text:p>
      <text:p text:style-name="P2"><text:span text:style-name="Strong_20_Emphasis">Prayer for the church and the world</text:span>  (JA)</text:p>
      <text:p text:style-name="P2"><text:span text:style-name="Strong_20_Emphasis">Praise</text:span>: <text:span text:style-name="Emphasis">Across The Lands (Offering)</text:span></text:p>
      <text:p text:style-name="P2"><text:span text:style-name="Strong_20_Emphasis">Bible reading</text:span>: John 15:1-16 (MarJo A)</text:p>
      <text:p text:style-name="P2"><text:span text:style-name="Strong_20_Emphasis">Sermon</text:span>: “<text:span text:style-name="T2">How Can We Bear Fruit?</text:span>” (DC)</text:p>
      <text:p text:style-name="P2"><text:span text:style-name="Strong_20_Emphasis">Praise</text:span>: <text:span text:style-name="Emphasis">Abide with me (Rej! 342)</text:span></text:p>
      <text:p text:style-name="P2"><text:span text:style-name="Strong_20_Emphasis">Benediction</text:span> (DC)</text:p>
      <text:p text:style-name="P2"><text:span text:style-name="Strong_20_Emphasis">Sermon Outline</text:span></text:p>
      <text:p text:style-name="P2">“<text:span text:style-name="T2">How Can We Bear Fruit?</text:span>”   (John 15:1-16)</text:p>
      <text:p text:style-name="P2">Introduction - Church History of remarkable fruit</text:p>
      <text:list text:style-name="L1">
        <text:list-item>
          <text:p text:style-name="P3">A flourishing life - but how?</text:p>
          <text:list>
            <text:list-item>
              <text:p text:style-name="P3">what does it signify?</text:p>
            </text:list-item>
            <text:list-item>
              <text:p text:style-name="P3">what it means to abide</text:p>
            </text:list-item>
            <text:list-item>
              <text:p text:style-name="P4">aspects of God’s love</text:p>
            </text:list-item>
          </text:list>
        </text:list-item>
      </text:list>
      <text:list text:style-name="L2">
        <text:list-item>
          <text:p text:style-name="P5">The visible signs of abiding in God’s love</text:p>
          <text:list>
            <text:list-item>
              <text:p text:style-name="P5">growing in obedience</text:p>
            </text:list-item>
            <text:list-item>
              <text:p text:style-name="P5">patience</text:p>
            </text:list-item>
            <text:list-item>
              <text:p text:style-name="P6">caution - no fruit?</text:p>
            </text:list-item>
          </text:list>
        </text:list-item>
      </text:list>
      <text:p text:style-name="P2">Conclusion</text:p>
      <text:p text:style-name="P7"><text:soft-page-break/><text:span text:style-name="Strong_20_Emphasis">Call to Worship</text:span> <text:span text:style-name="T3">&amp; </text:span><text:span text:style-name="Strong_20_Emphasis">Opening prayer</text:span> (<text:span text:style-name="T1">Matt 1:23</text:span>)</text:p>
      <text:p text:style-name="P7"><text:span text:style-name="T1">Matt 1:23</text:span></text:p>
      <text:p text:style-name="P8"><text:bookmark text:name="en-ESVUK-23168"/><text:span text:style-name="T3">[23] </text:span>“<text:span text:style-name="T4">Behold, the virgin shall conceive and bear a son,<text:line-break/>and they shall call his name Immanuel” (which means, God with us).</text:span></text:p>
      <text:p text:style-name="P9">Heavenly Father, we gather today to worship You, the God Who created all things, but also the God Who is close to us.</text:p>
      <text:p text:style-name="P9">You watch over us from afar but You also came <text:span text:style-name="T5">close to</text:span> us by sending Your Son to be born as we were, to grow up living the life we live, and knowing all the temprations we face in this fallen world.</text:p>
      <text:p text:style-name="P9">We thank You that there is much of Your original creation which is still GOOD as You declared it, despite the ravages of the Fall and the Curse.</text:p>
      <text:p text:style-name="P9">We glorify Your Name as the God of Zion, but also the Saviour of the world, the One Who reconciles the Gentiles to Himself and brings us into the Kingdom, who otherwise would be without hope.</text:p>
      <text:p text:style-name="P9">We thank You for Jesus victory at the Cross, for His righteousness which replaces our self-righteousness, and for His Resurrection Life which guarantees us our future in heaven with You.</text:p>
      <text:p text:style-name="P9">And therefore we want to lift our voices in praise today, Am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2b289"/>
    </style:style>
    <style:style style:name="MT2" style:family="text">
      <style:text-properties officeooo:rsid="00495328"/>
    </style:style>
    <style:style style:name="MT3"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1</text:span><text:span text:style-name="MT2">th</text:span> <text:span text:style-name="MT1">January</text:span><text:span text:style-name="MT3"> 202</text:span><text:span text:style-name="MT1">6</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27T22:27:46.588100406</meta:creation-date>
    <dc:date>2026-01-10T22:33:05.185503464</dc:date>
    <meta:editing-duration>PT6H51M4S</meta:editing-duration>
    <meta:editing-cycles>51</meta:editing-cycles>
    <meta:generator>LibreOffice/25.8.4.2$Linux_X86_64 LibreOffice_project/580$Build-2</meta:generator>
    <meta:print-date>2024-02-03T21:06:33.278074986</meta:print-date>
    <meta:document-statistic meta:table-count="0" meta:image-count="0" meta:object-count="0" meta:page-count="2" meta:paragraph-count="33" meta:word-count="337" meta:character-count="1822" meta:non-whitespace-character-count="1523"/>
  </office:meta>
</office:document-meta>
</file>